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44D0000170D7CE422E7.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Times New Roman" svg:font-family="'Times New Roman'"/>
    <style:font-face style:name="sans-serif" svg:font-family="sans-serif"/>
    <style:font-face style:name="TimesNewRoman,Bold" svg:font-family="'TimesNewRoman,Bold'" style:font-family-generic="roman"/>
    <style:font-face style:name="GraphicSabon-Roman" svg:font-family="GraphicSabon-Roman" style:font-family-generic="system"/>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Symbol" svg:font-family="Symbol"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2"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3" style:family="paragraph" style:parent-style-name="SBC_3a_paragraph_3a_first">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4" style:family="paragraph" style:parent-style-name="Standard" style:list-style-name="L1">
      <style:paragraph-properties fo:line-height="150%" style:text-autospace="none"/>
      <style:text-properties style:font-name="GraphicSabon-Roman" fo:font-size="11pt" fo:language="pt" fo:country="BR" style:font-name-asian="GraphicSabon-Roman" style:font-size-asian="11pt" style:font-name-complex="GraphicSabon-Roman" style:font-size-complex="11pt"/>
    </style:style>
    <style:style style:name="P5" style:family="paragraph" style:parent-style-name="SBC_3a_reference">
      <style:paragraph-properties fo:text-align="start" style:justify-single-word="false"/>
    </style:style>
    <style:style style:name="P6" style:family="paragraph" style:parent-style-name="SBC_3a_reference">
      <style:paragraph-properties fo:margin-left="0cm" fo:margin-right="0cm" fo:text-align="start" style:justify-single-word="false" fo:text-indent="0cm" style:auto-text-indent="false"/>
    </style:style>
    <style:style style:name="P7" style:family="paragraph" style:parent-style-name="SBC_3a_paragraph" style:list-style-name="L2"/>
    <style:style style:name="P8" style:family="paragraph" style:parent-style-name="SBC_3a_paragraph" style:list-style-name="L3">
      <style:paragraph-properties fo:text-align="justify" style:justify-single-word="false"/>
    </style:style>
    <style:style style:name="P9" style:family="paragraph" style:parent-style-name="SBC_3a_paragraph">
      <style:paragraph-properties fo:margin-left="0cm" fo:margin-right="0cm" fo:text-align="justify" style:justify-single-word="false" fo:text-indent="0cm" style:auto-text-indent="false"/>
    </style:style>
    <style:style style:name="P10" style:family="paragraph" style:parent-style-name="SBC_3a_caption">
      <style:paragraph-properties fo:text-align="center" style:justify-single-word="false"/>
    </style:style>
    <style:style style:name="P11" style:family="paragraph" style:parent-style-name="SBC_3a_title" style:master-page-name="Standard">
      <style:paragraph-properties style:page-number="auto"/>
    </style:style>
    <style:style style:name="P12" style:family="paragraph" style:parent-style-name="SBC_3a_title_3a_2">
      <style:paragraph-properties fo:text-align="justify" style:justify-single-word="false"/>
    </style:style>
    <style:style style:name="P13"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14"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GraphicSabon-Roman" fo:font-size="11pt" style:font-name-asian="GraphicSabon-Roman" style:font-size-asian="11pt" style:font-name-complex="GraphicSabon-Roman" style:font-size-complex="11pt"/>
    </style:style>
    <style:style style:name="T6" style:family="text">
      <style:text-properties style:font-name="Symbol" fo:font-size="11pt" fo:font-style="italic" style:font-name-asian="GraphicSabon-Roman" style:font-size-asian="11pt" style:font-style-asian="italic" style:font-name-complex="GraphicSabon-Roman" style:font-size-complex="11pt"/>
    </style:style>
    <style:style style:name="T7" style:family="text">
      <style:text-properties style:text-position="sub 58%"/>
    </style:style>
    <style:style style:name="T8" style:family="text">
      <style:text-properties style:text-position="sub 58%" fo:font-style="italic" style:font-style-asian="italic"/>
    </style:style>
    <style:style style:name="T9" style:family="text">
      <style:text-properties fo:color="#000000" style:font-name="Times" fo:font-size="12pt" fo:language="pt" fo:country="BR" fo:font-weight="normal" style:font-name-asian="Times New Roman1" style:font-size-asian="12pt" style:language-asian="pt" style:country-asian="BR" style:font-name-complex="Times New Roman1" style:font-size-complex="10pt"/>
    </style:style>
    <style:style style:name="T10" style:family="text">
      <style:text-properties fo:color="#000000" style:font-name="Times" fo:font-size="12pt" fo:language="pt" fo:country="BR" fo:font-style="italic" fo:font-weight="normal" style:font-name-asian="Times New Roman1" style:font-size-asian="12pt" style:language-asian="pt" style:country-asian="BR" style:font-style-asian="italic" style:font-name-complex="Times New Roman1" style:font-size-complex="10pt"/>
    </style:style>
    <style:style style:name="T11" style:family="text">
      <style:text-properties fo:color="#000000" style:font-name="Times" fo:font-size="12pt" fo:language="pt" fo:country="BR" fo:font-style="italic" fo:font-weight="normal" style:font-name-asian="Times New Roman1" style:font-size-asian="12pt" style:language-asian="pt" style:country-asian="BR" style:font-style-asian="italic" style:font-name-complex="Times New Roman1" style:font-size-complex="10pt" style:font-style-complex="italic"/>
    </style:style>
    <style:style style:name="T12" style:family="text">
      <style:text-properties fo:color="#000000" style:text-position="sub 58%" style:font-name="Times" fo:font-size="12pt" fo:language="pt" fo:country="BR" fo:font-style="italic" fo:font-weight="normal" style:font-name-asian="Times New Roman1" style:font-size-asian="12pt" style:language-asian="pt" style:country-asian="BR" style:font-style-asian="italic" style:font-name-complex="Times New Roman1"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Uma Ferramenta para suportar a publicação de visões RDF de dados relacionais</text:p>
      <text:p text:style-name="SBC_3a_author_28_s_29_">Vânia Maria P. Vidal<text:span text:style-name="T1">1</text:span>, Luís Eufrasio T. Neto<text:span text:style-name="T1">1</text:span></text:p>
      <text:p text:style-name="SBC_3a_institution"><text:span text:style-name="T1">1</text:span>Departamento de Computação – Universidade Federal do Ceará (UFC)</text:p>
      <text:p text:style-name="SBC_3a_address">Qd Campus Pici, 1 – Pici – 60455-900 – Fortaleza – CE – Brazil</text:p>
      <text:p text:style-name="SBC_3a_email">{vvidal,luiseufrasio}@lia.ufc.br</text:p>
      <text:p text:style-name="SBC_3a_abstract"><text:span text:style-name="T2">Abstract.</text:span> In This paper we propose a web tool for publishing relational databases in the form of RDF ontologies. For this purpose, we use the mapping language adopted by w3c: r2rml (RDB to RDF Mapping Language), which is supported by our solution. Thus, the user will have a friendly interface to create ontologies and their mappings. We also explore the features already implemented by the tool D2R and identify scenarios in which it is more advantageous to virtualize or materialize the visions generated.</text:p>
      <text:p text:style-name="SBC_3a_resumo"><text:span text:style-name="T2">Resumo.</text:span> 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h text:style-name="SBC_3a_title_3a_1" text:outline-level="1">Introdução</text:h>
      <text:p text:style-name="SBC_3a_paragraph_3a_first">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publicá-las no modelo RDF. Essa publicação pode ser materializada (triplificação dos dados) ou Virtual o que é feito por ferramentas como o D2R Server através da <text:s/>criação de endpoints SPARQL/RDF.</text:p>
      <text:p text:style-name="P1"><text:tab/>Para atender ao requisito da web semântica de publicação dos dados usando um vocabulário comum que permite melhor reuso e a integração da base com outras fontes RDF, criam-se visões RDF utilizando vocabulários de uma ontologia de domínio e um mapeamento da ontologia local para a ontologia de domínio. Em seguida, é preciso traduzir esse mapeamento para um formato que possa ser interpretado por uma ferramenta de publicação de dados RDF. Dessa forma, adotamos a linguagem padrão r2rml para criação desses mapeamentos.</text:p>
      <text:p text:style-name="SBC_3a_paragraph">Neste trabalho, tratamos do problema de gerar automaticamente tais arquivos de mapeamento. Para tanto, propomos uma ferramenta web que disponibiliza para o usuário a criação da configuração de acesso às bases de dados, a geração da ontologia local, a criação da ontologia de aplicação usando um vocabulário que é subconjunto do <text:soft-page-break/>vocabulário de ontologia de domínio, a criação do mapeamento de alto nível entre as ontologias local e de aplicação e a geração automática do arquivo de mapeamento r2rml a partir de regras de mapeamento de alto nível.</text:p>
      <text:p text:style-name="SBC_3a_paragraph">O restante deste artigo está organizado da seguinte forma: a seção 2 contextualiza o problema definindo nosso foco dentro de um problema maior no qual esse trabalho está inserido. A seção 3 introduz a linguagem de geração de mapeamentos padrão da W3C: R2RML. A seção 4 apresenta a arquitetura da ferramenta e seus componentes principais. A seção 5 conclui expondo oportunidades de trabalhos futuros que foram gerados com essa pesquisa.</text:p>
      <text:h text:style-name="SBC_3a_title_3a_1" text:outline-level="1">Contextualização do Problema</text:h>
      <text:p text:style-name="P3">Para publicarmos fontes de dados na Web de acordo com os princípios do Linked Data, <text:s/>é necessário seguir uma sequência de passos como definido abaixo:</text:p>
      <text:list xml:id="list35570726" text:style-name="L1">
        <text:list-item>
          <text:p text:style-name="P13">Primeiro criamos uma <text:span text:style-name="T3">source ontology</text:span> S = <text:span text:style-name="T3">(</text:span><text:span text:style-name="T3">V</text:span><text:span text:style-name="T8">S </text:span><text:span text:style-name="T3">,</text:span><text:span text:style-name="T7"> </text:span><text:span text:style-name="T3">C</text:span><text:span text:style-name="T8">S</text:span><text:span text:style-name="T3">)</text:span>, que modela os dados a serem publicados. </text:p>
        </text:list-item>
        <text:list-item>
          <text:p text:style-name="P13">Então selecionamos uma <text:span text:style-name="T3">domain ontology</text:span> D = <text:span text:style-name="T3">(</text:span><text:span text:style-name="T3">V</text:span><text:span text:style-name="T8">D </text:span><text:span text:style-name="T3">,</text:span><text:span text:style-name="T7"> </text:span><text:span text:style-name="T3">C</text:span><text:span text:style-name="T8">D</text:span><text:span text:style-name="T3">)</text:span>, que modela o domínio da aplicação. De fato, D pode ser uma combinação de ontologias cobrindo domínios distintos. </text:p>
        </text:list-item>
        <text:list-item>
          <text:p text:style-name="P14"><text:span text:style-name="T9">Dando procedimento, criamos um mapeamento </text:span><text:span text:style-name="T10">source-to-domain</text:span><text:span text:style-name="T5"> </text:span><text:span text:style-name="T6"></text:span><text:span text:style-name="T5"> </text:span><text:span text:style-name="T9">de S para D (note que</text:span><text:span text:style-name="T5"> </text:span><text:span text:style-name="T6"></text:span><text:span text:style-name="T5"> </text:span><text:span text:style-name="T9">pode não conter definições para todos os símbolos em</text:span><text:span text:style-name="T10"> V</text:span><text:span text:style-name="T12">D</text:span><text:span text:style-name="T9">) e geramos uma </text:span><text:span text:style-name="T11">exported (application) ontology</text:span><text:span text:style-name="T9">. </text:span></text:p>
        </text:list-item>
        <text:list-item>
          <text:p text:style-name="P13">Publicação e Registro da <text:span text:style-name="T4">exported ontology</text:span>. Os dados podem ser exportados de duas formas: Enfoque virtual onde é criado um SPARQL end-point ou materializado, que exporta e mantém os dados em RDF.</text:p>
          <text:p text:style-name="P4"/>
        </text:list-item>
      </text:list>
      <text:p text:style-name="P2"><text:span text:style-name="T9"><text:tab/>Nesse trabalho são abordados os problemas relativos ao último passo utilizando o enfoque virtual adotado pelo D2R para publicar os dados. No entanto, é necessário encontrar formas de traduzir os diversos mapeamentos</text:span><text:span text:style-name="T5"> </text:span><text:span text:style-name="T6"></text:span><text:span text:style-name="T5"> </text:span><text:span text:style-name="T9">para a linguagem de mapeamento padrão r2rml. A definição dessa tradução e sua implementação são as principais contribuições desse trabalho, juntamente com a definição de estratégia para tomada de decisão sobre qual tipo de visão deve ser criada: virtual ou materializada.</text:span></text:p>
      <text:h text:style-name="SBC_3a_title_3a_1" text:outline-level="1">Introdução ao R2RML (RDB to RDF Mapping Language)</text:h>
      <text:p text:style-name="SBC_3a_paragraph_3a_first">Uma linguagem para expressar mapeamentos customizados de bancos de dados relacionais para datasets RDF. Tais mapeamentos possibilitam visualizar os dados relacionais no modelo de dados RDF, expressos na estrutura e vocabulário escolhidos pelo autor do mapeamento.</text:p>
      <text:p text:style-name="SBC_3a_paragraph_3a_first"><text:tab/>Cada mapeamento R2RML é adaptado para um esquema de banco de dados específico e para um vocabulário alvo. A entrada para um mapeamento R2RML é um banco de dados relacional que está de acordo com esse esquema. A saída é um dataset RDF [SPARQL], conforme definido no SPARQL, que usa predicados e tipos do vocabulário alvo. O mapeamento é conceitual; processadores R2RML são livres para materializar os dados de saída, ou para disponibilizá-los de forma virtual através de uma interface que consulta o banco de dados de origem, ou para oferecer qualquer outra <text:soft-page-break/>forma de acesso ao dataset RDF de saída.</text:p>
      <text:p text:style-name="SBC_3a_paragraph_3a_first"><text:tab/>Um R2RML mapping define um mapeamento a partir de um banco de dados relacional para um dataset RDF. Esse mapeamento é representado como um grafo RDF. Em outras palavras, RDF é usado não apenas como o modelo de dados alvo do mapeamento, mas também como um formalismo para representar o mapeamento R2RML. Um documento de mapeamento R2RML é qualquer documento escrito na sintaxe Turtle [tartaruga] RDF.</text:p>
      <text:p text:style-name="SBC_3a_paragraph">Um mapeamento R2RML consiste em uma ou mais estruturas chamadas TriplesMaps. Cada TriplesMap contém uma referência a uma tabela lógica no banco de dados de entrada. A tabela lógica pode ser um dos itens seguintes:</text:p>
      <text:list xml:id="list35572979" text:style-name="L2">
        <text:list-item>
          <text:p text:style-name="P7">A tabela base que existe no esquema SQL de entrada.</text:p>
        </text:list-item>
        <text:list-item>
          <text:p text:style-name="P7">Uma visão que existe no esquema SQL de entrada.</text:p>
        </text:list-item>
        <text:list-item>
          <text:p text:style-name="P7">Uma consulta SQL válida no esquema de entrada.</text:p>
        </text:list-item>
      </text:list>
      <text:p text:style-name="SBC_3a_paragraph">Além disso, um TriplesMap contém as regras para o mapeamento de uma linha da tabela lógica para um conjunto de triplas RDF. Ele consiste de uma estrutura SubjectMap e uma ou mais estruturas PredicateObjectMap. Todas as triplas RDF geradas a partir de uma mesma linha compartilham o mesmo Sujeito. A estrutura SubjectMap em um TriplesMap contém as regras para gerar o Sujeito para uma linha.</text:p>
      <text:p text:style-name="SBC_3a_paragraph">Cada estrutura PredicateObjectMap em um TriplesMap contém as regras para a geração de um par (objeto, predicado) a partir dos valores na linha da tabela. Ela consiste de uma estrutura PredicateMap e de uma estrutura ObjectMap. A estrutura PredicateMap contém as regras para gerar o predicado e a estrutura ObjectMap contém as regras para gerar o objeto.</text:p>
      <text:p text:style-name="SBC_3a_paragraph">Um TriplesMap é usado para gerar triplas RDF a partir de uma linha na tabela lógica, combinando o único sujeito da linha, gerados usando o SubjectMap, com o par (objeto, predicado) gerado a partir da linha usando o PredicateObjectMap.</text:p>
      <text:p text:style-name="SBC_3a_paragraph">A saída de um mapeamento R2RML é um dataset RDF. As triplas RDF no dataset são o resultado da aplicação das regras de mapeamento de cada TriplesMap para as linhas de sua tabela lógica.</text:p>
      <text:h text:style-name="SBC_3a_title_3a_1" text:outline-level="1">A Ferramenta</text:h>
      <text:p text:style-name="SBC_3a_paragraph_3a_first">Nessa seção introduzimos as principais funcionalidades da ferramenta web e sua integração com o D2R para criação de endpoits SPARQL a partir dos mapeamentos criados. Atualmente o D2R não suporta R2RML, porém possui sua própria linguagem de mapeamento conhecida como D2RM. Portanto haverá um esforço adicional de traduzir mapeamentos R2RML para D2RM. A seguir definimos a arquitetura da solução e seus principais componentes. </text:p>
      <text:h text:style-name="SBC_3a_title_3a_2" text:outline-level="2">Arquitetura Proposta</text:h>
      <text:p text:style-name="SBC_3a_paragraph_3a_first">Com o intuito de aproveitar as várias soluções já existentes, resolvemos criar a camada de apresentação utilizando a ferramenta GWT do Google juntamente com o framework JENA para criação de ontologias de domínio e dos arquivos de mapeamento R2RML. Além do D2R para acesso às bases relacionais e criação dos <text:s/>endpoints SPARQL.</text:p>
      <text:p text:style-name="SBC_3a_paragraph">A figura abaixo descreve de forma gráfica a arquitetura escolhida e as <text:soft-page-break/>dependências entre seus componentes:</text:p>
      <text:p text:style-name="P10"><draw:frame draw:style-name="fr1" draw:name="figura1" text:anchor-type="paragraph" svg:width="13.39cm" svg:height="5.9cm" draw:z-index="0"><draw:image xlink:href="Pictures/200000070000344D0000170D7CE422E7.svm" xlink:type="simple" xlink:show="embed" xlink:actuate="onLoad"/></draw:frame>Figura 1. A arquitetura escolhida</text:p>
      <text:h text:style-name="P12" text:outline-level="2">Componentes Principais</text:h>
      <text:p text:style-name="P9">Uma das principais contribuições desse trabalho é tornar fácil para o usuário exportar seus dados relacionais em RDF através de uma interface amigável que esconde a complexidade de geração e manutenção dos mapeamentos.</text:p>
      <text:p text:style-name="P9"><text:tab/>Para tornar isso possível, é preciso criar mecanismos para:</text:p>
      <text:list xml:id="list37308775" text:style-name="L3">
        <text:list-item>
          <text:p text:style-name="P8">Criação de Ontologias de Domínio;</text:p>
        </text:list-item>
        <text:list-item>
          <text:p text:style-name="P8">Configuração de acesso ao banco de dados via D2R;</text:p>
        </text:list-item>
        <text:list-item>
          <text:p text:style-name="P8">Geração de mapeamentos R2RML;</text:p>
        </text:list-item>
        <text:list-item>
          <text:p text:style-name="P8">Tradução de R2RML para D2R Mapping Language;</text:p>
        </text:list-item>
        <text:list-item>
          <text:p text:style-name="P8">Criação do Endpoint SPARQL via D2R Server;</text:p>
        </text:list-item>
      </text:list>
      <text:p text:style-name="P9"><text:tab/>Cada um desses componentes possui seus algoritmos específicos para implementar o mecanismo ao qual ele está proposto a atender. Destacamos aqui o componente de geração dos mapeamentos R2RML que soluciona como representar as possíveis regras de mapeamento nesse formato, e o componente de tradução de R2RML para D2RM, que define um DE-PARA complexo para tratar tal transformação.</text:p>
      <text:h text:style-name="SBC_3a_title_3a_1" text:outline-level="1">Trabalhos Futuros</text:h>
      <text:p text:style-name="SBC_3a_paragraph_3a_first">Um vez que a solução abordada até aqui preocupa-se com a simples publicação dos dados relacionais em RDF de forma virtual. Como propostas futuras, pensamos em realizar testes para medir a performance dessas publicações e tentar definir uma estratégia de como publicar os dados ou até mesmo parte deles. Ou seja, queremos descobrir quais subconjuntos dos dados devem ser virtualizados e quais devem ser materializados. Dessa forma definiríamos uma solução híbrida que atenda a requisitos não funcionais de performance nas consultas aos Endpoints SPARQL.</text:p>
      <text:h text:style-name="SBC_3a_title_3a_1" text:outline-level="1">Referências</text:h>
      <text:p text:style-name="SBC_3a_reference">Percy E. Salas, Karin K. Breitman, Marco A. Casanova, José Viterbo: StdTrip: An a priori design approach and process for publishing Open Government Data.</text:p>
      <text:p text:style-name="SBC_3a_reference">Sacramento, E., Vidal, V. M., Macêdo, J. A., Lóscio, B. F., Lopes, F. L. R., Casanova, <text:soft-page-break/>M. A., and Lemos, F.: Towards automatic generation of application ontologies. In: Journal of Information and Data Management, Vol. V, No. N, Month 20YY, pp.1-16, 2010.</text:p>
      <text:p text:style-name="SBC_3a_reference">Bizer, C., Cyganiak, R.: D2R server – publishing relational databases on the Semantic Web. Disponível em: &lt;http://www4.wiwiss.fu-berlin.de/bizer/pub/Bizer-Cyganiak-D2R-Server-ISWC2006.pdf &gt;. Acesso em: 01 abr.2011.</text:p>
      <text:p text:style-name="P5">Jena - A Semantic Web Framework for Java. Disponível em: &lt;http://jena.sourceforge.net/ &gt; Acesso em: 30 abr.2011.</text:p>
      <text:p text:style-name="P6">Das Souripriya, Sundara Seema, Cyganiak Richard (2011), R2RML: RDB to RDF Mapping Language. Disponível em &lt;<text:a xlink:type="simple" xlink:href="http://www.w3.org/TR/r2rml/">http://www.w3.org/TR/r2rml/</text:a>&gt; Acesso em: 30 jun.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Times New Roman" svg:font-family="'Times New Roman'"/>
    <style:font-face style:name="sans-serif" svg:font-family="sans-serif"/>
    <style:font-face style:name="TimesNewRoman,Bold" svg:font-family="'TimesNewRoman,Bold'" style:font-family-generic="roman"/>
    <style:font-face style:name="GraphicSabon-Roman" svg:font-family="GraphicSabon-Roman" style:font-family-generic="system"/>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Symbol" svg:font-family="Symbol"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1" style:font-size-asian="12pt" style:font-name-complex="Times New Roman1"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1" style:font-size-asian="14pt" style:font-weight-asian="bold" style:font-name-complex="Times New Roman1"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1" style:font-size-asian="12pt" style:font-weight-asian="bold" style:font-name-complex="Times New Roman1"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31</meta:editing-cycles>
    <meta:editing-duration>PT18H32M08S</meta:editing-duration>
    <dc:date>2011-06-30T17:47:07.89</dc:date>
    <dc:creator>Luís Teixeira</dc:creator>
    <meta:document-statistic meta:table-count="0" meta:image-count="1" meta:object-count="0" meta:page-count="5" meta:paragraph-count="54" meta:word-count="1715" meta:character-count="10862"/>
    <meta:user-defined meta:name="Info 1"/>
    <meta:user-defined meta:name="Info 2"/>
    <meta:user-defined meta:name="Info 3"/>
    <meta:user-defined meta:name="Info 4"/>
  </office:meta>
</office:document-meta>
</file>